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 fo:line-height="150%"/>
      <style:text-properties fo:text-transform="uppercase" style:font-name="Liberation Serif3" fo:font-family="'Liberation Serif'" style:font-style-name="Negrito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line-height="150%"/>
      <style:text-properties style:font-name="Liberation Serif3" fo:font-family="'Liberation Serif'" style:font-style-name="Negrito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line-height="150%"/>
      <style:text-properties style:font-name="Liberation Serif2" fo:font-family="'Liberation Serif'" style:font-style-name="Itálico Negrito" style:font-family-generic="roman" style:font-pitch="variable"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cm" fo:margin-bottom="0cm" style:contextual-spacing="false" fo:line-height="150%"/>
      <style:text-properties style:font-name="Liberation Serif1" fo:font-family="'Liberation Serif'" style:font-style-name="Itálico" style:font-family-generic="roman" style:font-pitch="variable"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cm" fo:margin-bottom="0cm" style:contextual-spacing="false" fo:line-height="150%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50%" fo:text-align="justify" style:justify-single-word="false" fo:padding="0.45cm" fo:border="0.06pt solid #000000" style:shadow="#808080 0.15cm 0.15cm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loext:graphic-properties draw:fill="solid" draw:fill-color="#000000"/>
      <style:paragraph-properties fo:margin-top="0cm" fo:margin-bottom="0cm" style:contextual-spacing="false" fo:text-align="center" style:justify-single-word="false" fo:background-color="#000000" fo:padding="0.45cm" fo:border="0.06pt solid #000000" style:shadow="#808080 0.176cm 0.176cm"/>
      <style:text-properties fo:text-transform="uppercase" style:font-name="Liberation Serif3" fo:font-family="'Liberation Serif'" style:font-style-name="Negrito" style:font-family-generic="roman" style:font-pitch="variable" fo:font-size="24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Numbering_20_Symbols" loext:num-list-format="%2%.%3%.%4%.%5%.%6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Numbering_20_Symbols" loext:num-list-format="%3%.%4%.%5%.%6%.%7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Numbering_20_Symbols" loext:num-list-format="%4%.%5%.%6%.%7%.%8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Numbering_20_Symbols" loext:num-list-format="%5%.%6%.%7%.%8%.%9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text:style-name="Numbering_20_Symbols" loext:num-list-format="%6%.%7%.%8%.%9%.%10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11:20:06.595167952</meta:creation-date>
    <meta:print-date>2026-01-12T12:28:37.178522293</meta:print-date>
    <meta:printed-by>Arquivos PDF</meta:printed-by>
    <dc:date>2026-01-12T12:30:35.632482962</dc:date>
    <meta:editing-duration>PT1M57S</meta:editing-duration>
    <meta:editing-cycles>2</meta:editing-cycles>
    <meta:generator>LibreOffice/25.8.4.2$Linux_X86_64 LibreOffice_project/290daaa01b999472f0c7a3890eb6a550fd74c6df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